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1" style:family="table">
      <style:table-properties style:width="16.161cm" fo:margin-left="0.43cm" fo:margin-right="0.409cm" table:align="margins" style:writing-mode="lr-tb"/>
    </style:style>
    <style:style style:name="Table41.A" style:family="table-column">
      <style:table-column-properties style:column-width="9.551cm" style:rel-column-width="38735*"/>
    </style:style>
    <style:style style:name="Table41.B" style:family="table-column">
      <style:table-column-properties style:column-width="6.609cm" style:rel-column-width="26800*"/>
    </style:style>
    <style:style style:name="Table41.1" style:family="table-row">
      <style:table-row-properties style:min-row-height="0.714cm" fo:keep-together="auto"/>
    </style:style>
    <style:style style:name="Table4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1.2" style:family="table-row">
      <style:table-row-properties fo:keep-together="auto"/>
    </style:style>
    <style:style style:name="Table41.3" style:family="table-row">
      <style:table-row-properties fo:keep-together="auto"/>
    </style:style>
    <style:style style:name="Table41.4" style:family="table-row">
      <style:table-row-properties fo:keep-together="auto"/>
    </style:style>
    <style:style style:name="Table41.5" style:family="table-row">
      <style:table-row-properties fo:keep-together="auto"/>
    </style:style>
    <style:style style:name="Table42" style:family="table">
      <style:table-properties style:width="14.76cm" table:align="center" style:writing-mode="lr-tb"/>
    </style:style>
    <style:style style:name="Table42.A" style:family="table-column">
      <style:table-column-properties style:column-width="6.376cm"/>
    </style:style>
    <style:style style:name="Table42.B" style:family="table-column">
      <style:table-column-properties style:column-width="8.384cm"/>
    </style:style>
    <style:style style:name="Table42.1" style:family="table-row">
      <style:table-row-properties style:min-row-height="0.591cm" fo:keep-together="auto"/>
    </style:style>
    <style:style style:name="Table4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2.3" style:family="table-row">
      <style:table-row-properties fo:keep-together="auto"/>
    </style:style>
    <style:style style:name="Table42.4" style:family="table-row">
      <style:table-row-properties fo:keep-together="auto"/>
    </style:style>
    <style:style style:name="Table4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2.5" style:family="table-row">
      <style:table-row-properties fo:keep-together="auto"/>
    </style:style>
    <style:style style:name="Table42.6" style:family="table-row">
      <style:table-row-properties fo:keep-together="auto"/>
    </style:style>
    <style:style style:name="Table42.7" style:family="table-row">
      <style:table-row-properties fo:keep-together="auto"/>
    </style:style>
    <style:style style:name="Table42.8" style:family="table-row">
      <style:table-row-properties fo:keep-together="auto"/>
    </style:style>
    <style:style style:name="Table42.9" style:family="table-row">
      <style:table-row-properties fo:keep-together="auto"/>
    </style:style>
    <style:style style:name="Table42.10" style:family="table-row">
      <style:table-row-properties fo:keep-together="auto"/>
    </style:style>
    <style:style style:name="Table42.11" style:family="table-row">
      <style:table-row-properties fo:keep-together="auto"/>
    </style:style>
    <style:style style:name="Table42.12" style:family="table-row">
      <style:table-row-properties fo:keep-together="auto"/>
    </style:style>
    <style:style style:name="Table43" style:family="table">
      <style:table-properties style:width="14.76cm" table:align="center" style:writing-mode="lr-tb"/>
    </style:style>
    <style:style style:name="Table43.A" style:family="table-column">
      <style:table-column-properties style:column-width="14.76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4" style:family="table">
      <style:table-properties style:width="14.76cm" table:align="center" style:writing-mode="lr-tb"/>
    </style:style>
    <style:style style:name="Table44.A" style:family="table-column">
      <style:table-column-properties style:column-width="14.76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5" style:family="table">
      <style:table-properties style:width="14.76cm" table:align="center" style:writing-mode="lr-tb"/>
    </style:style>
    <style:style style:name="Table45.A" style:family="table-column">
      <style:table-column-properties style:column-width="14.76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5.2" style:family="table-row">
      <style:table-row-properties style:min-row-height="0.288cm" fo:keep-together="auto"/>
    </style:style>
    <style:style style:name="Table4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Standard" style:list-style-name="WW8Num8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WW8Num8">
      <style:paragraph-properties fo:margin-left="0.577cm" fo:margin-right="-0.005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7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/>
    </style:style>
    <style:style style:name="P18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arial" fo:font-weight="bold" style:font-size-asian="12pt" style:font-weight-asian="bold" style:font-size-complex="12pt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UC_5f_NormalAzul_20_Car"><text:span text:style-name="T3">Eliminar Item</text:span></text:span>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4">Nombre del Caso de Uso:<text:span text:style-name="T6"> Eliminar Ítem.</text:span></text:p>
          </table:table-cell>
          <table:table-cell table:style-name="Table41.B1" office:value-type="string">
            <text:p text:style-name="P6"><text:span text:style-name="T8">Nro. de Caso de Uso:</text:span> <text:span text:style-name="T7">CU 64</text:span></text:p>
          </table:table-cell>
        </table:table-row>
        <table:table-row table:style-name="Table41.2">
          <table:table-cell table:style-name="Table41.B1" table:number-columns-spanned="2" office:value-type="string">
            <text:p text:style-name="P6"><text:span text:style-name="T8">Actor Principal:</text:span> Miembro del Proyecto.</text:p>
          </table:table-cell>
          <table:covered-table-cell/>
        </table:table-row>
        <table:table-row table:style-name="Table41.3">
          <table:table-cell table:style-name="Table41.B1" table:number-columns-spanned="2" office:value-type="string">
            <text:p text:style-name="P6"><text:span text:style-name="T8">Objetivo:</text:span> Permitir eliminar un ítem de la fase de un proyecto.</text:p>
          </table:table-cell>
          <table:covered-table-cell/>
        </table:table-row>
        <table:table-row table:style-name="Table41.4">
          <table:table-cell table:style-name="Table41.B1" table:number-columns-spanned="2" office:value-type="string">
            <text:p text:style-name="P4">Pre-Condiciones:</text:p>
            <text:p text:style-name="P8">1 – El Miembro del Proyecto debe estar registrado en el sistema.</text:p>
            <text:p text:style-name="P8">2 – El Miembro del Proyecto debe haber iniciado sesión en el sistema.</text:p>
            <text:p text:style-name="P8">3 – El Miembro del Proyecto tiene permiso de acceso al proyecto.</text:p>
            <text:p text:style-name="P8">4 – El Miembro del Proyecto posee el rol correspondiente en el proyecto.</text:p>
            <text:p text:style-name="P8">5 – El proyecto debe haber iniciado.</text:p>
            <text:p text:style-name="P8">6 – El ítem esta registrado en el sistema.</text:p>
            <text:p text:style-name="P8">7 – El ítem no debe estar en el estado Aprobado.</text:p>
          </table:table-cell>
          <table:covered-table-cell/>
        </table:table-row>
        <table:table-row table:style-name="Table41.5">
          <table:table-cell table:style-name="Table41.B1" table:number-columns-spanned="2" office:value-type="string">
            <text:p text:style-name="P4">Post-Condiciones:</text:p>
            <text:p text:style-name="P6"><text:span text:style-name="T7">1 – </text:span>Se elimina el ítem de un proyecto.</text:p>
          </table:table-cell>
          <table:covered-table-cell/>
        </table:table-row>
      </table:table>
      <text:p text:style-name="P3"/>
      <text:p text:style-name="P2"><text:span text:style-name="T5">Diagramas de casos de uso relacionados: </text:span><text:span text:style-name="UC_5f_NormalAzul_20_Car"><text:span text:style-name="T4">Diagrama del Caso de Uso del Módulo de Desarrollo.</text:span></text:span></text:p>
      <text:p text:style-name="P2"><text:span text:style-name="UC_5f_NormalAzul_20_Car"><text:span text:style-name="T4"/></text:span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13">CURSO NORMAL (Camino Exitoso)</text:p>
            <text:p text:style-name="P13"/>
          </table:table-cell>
          <table:covered-table-cell/>
        </table:table-row>
        <table:table-row table:style-name="Table42.1">
          <table:table-cell table:style-name="Table42.A2" office:value-type="string">
            <text:p text:style-name="P4">Usuario</text:p>
          </table:table-cell>
          <table:table-cell table:style-name="Table42.A1" office:value-type="string">
            <text:p text:style-name="P4">Sistema</text:p>
          </table:table-cell>
        </table:table-row>
        <table:table-row table:style-name="Table42.3">
          <table:table-cell table:style-name="Table42.A2" office:value-type="string">
            <text:p text:style-name="P6">1<text:span text:style-name="T7"> – </text:span>Selecciona el menú <text:span text:style-name="T7">“Administración de ítem”</text:span>.</text:p>
          </table:table-cell>
          <table:table-cell table:style-name="Table42.A1" office:value-type="string">
            <text:p text:style-name="P10">2<text:span text:style-name="T7"> – </text:span>Despliega el menú correspondiente a opciones sobre ítems.</text:p>
          </table:table-cell>
        </table:table-row>
        <table:table-row table:style-name="Table42.4">
          <table:table-cell table:style-name="Table42.A4" office:value-type="string">
            <text:p text:style-name="P6">3<text:span text:style-name="T7"> – </text:span>Selecciona <text:span text:style-name="T7">“Eliminar Item”.</text:span></text:p>
          </table:table-cell>
          <table:table-cell table:style-name="Table42.B4" office:value-type="string">
            <text:p text:style-name="P11"/>
          </table:table-cell>
        </table:table-row>
        <table:table-row table:style-name="Table42.5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4<text:span text:style-name="T7"> – Despliega una lista de los items.</text:span></text:p>
          </table:table-cell>
        </table:table-row>
        <table:table-row table:style-name="Table42.6">
          <table:table-cell table:style-name="Table42.A4" office:value-type="string">
            <text:p text:style-name="P6"><text:span text:style-name="T7">5– </text:span>Selecciona el ítem que se desea eliminar.</text:p>
          </table:table-cell>
          <table:table-cell table:style-name="Table42.B4" office:value-type="string">
            <text:p text:style-name="P10"><text:span text:style-name="T10">6- </text:span><text:span text:style-name="Default_20_Paragraph_20_Font"><text:span text:style-name="T10">El sistema verificará que el estado del ítem no sea “Aprobado”. </text:span></text:span></text:p>
          </table:table-cell>
        </table:table-row>
        <table:table-row table:style-name="Table42.7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<text:span text:style-name="T7">7 – </text:span>Despliega en pantalla un mensaje de alerta de eliminación.</text:p>
          </table:table-cell>
        </table:table-row>
        <table:table-row table:style-name="Table42.8">
          <table:table-cell table:style-name="Table42.A4" office:value-type="string">
            <text:p text:style-name="P6">8<text:span text:style-name="T7"> – </text:span>Selecciona “<text:span text:style-name="T7">Aceptar”</text:span>.</text:p>
          </table:table-cell>
          <table:table-cell table:style-name="Table42.B4" office:value-type="string">
            <text:p text:style-name="P10"/>
          </table:table-cell>
        </table:table-row>
        <table:table-row table:style-name="Table42.9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<text:span text:style-name="T7">9 – </text:span>Verifica los ítems relacionados con el ítem modificado y cambia el estado de esos ítems al estado de revisión.</text:p>
          </table:table-cell>
        </table:table-row>
        <table:table-row table:style-name="Table42.10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<text:span text:style-name="T7">10 – </text:span>Verifica si el ítem pertenece a una Línea base y lo elimina de la Línea base, cambiando el estado de la Línea Base.</text:p>
          </table:table-cell>
        </table:table-row>
        <table:table-row table:style-name="Table42.11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11<text:span text:style-name="T7"> – </text:span>Se elimina las relaciones del ítem.</text:p>
          </table:table-cell>
        </table:table-row>
        <table:table-row table:style-name="Table42.12">
          <table:table-cell table:style-name="Table42.A4" office:value-type="string">
            <text:p text:style-name="P6"/>
          </table:table-cell>
          <table:table-cell table:style-name="Table42.B4" office:value-type="string">
            <text:p text:style-name="P10">12- Muestra un Mensaje de exito</text:p>
          </table:table-cell>
        </table:table-row>
      </table:table>
      <text:p text:style-name="P7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4">ALTERNATIVAS (Camino exitoso)</text:p>
          </table:table-cell>
        </table:table-row>
        <table:table-row table:style-name="Table43.1">
          <table:table-cell table:style-name="Table43.A1" office:value-type="string">
            <text:p text:style-name="P12"/>
            <text:list xml:id="list3219916971" text:style-name="WW8Num8">
              <text:list-header>
                <text:p text:style-name="P18">A1. <text:span text:style-name="T7">En el paso 6 si el estado del item es Aprobado, el sistema cambia su estado a En Progreso y muestra un mensaje al Usuario, y este si desea puede cancelar la operación.</text:span></text:p>
                <text:p text:style-name="P18">A2<text:span text:style-name="T7">.</text:span>Cancelar.</text:p>
                <text:p text:style-name="P14">En el paso 8 el usuario puede cancelar la eliminación de un ítem.</text:p>
                <text:p text:style-name="P16"/>
                <text:p text:style-name="P14"/>
              </text:list-header>
            </text:list>
          </table:table-cell>
        </table:table-row>
      </table:table>
      <text:p text:style-name="P5"><text:soft-page-break/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4">EXCEPCIONES</text:p>
          </table:table-cell>
        </table:table-row>
        <table:table-row table:style-name="Table44.1">
          <table:table-cell table:style-name="Table44.A1" office:value-type="string">
            <text:list xml:id="list1518341013" text:continue-numbering="true" text:style-name="WW8Num8">
              <text:list-header>
                <text:p text:style-name="P19"/>
                <text:p text:style-name="P19">E1 Servidor Web no disponible.</text:p>
                <text:p text:style-name="P15"><text:span text:style-name="T9">E1.1</text:span> Falla de comunicación con el servidor Web o la base de datos.</text:p>
                <text:p text:style-name="P15"/>
              </text:list-header>
            </text:list>
          </table:table-cell>
        </table:table-row>
      </table:table>
      <text:p text:style-name="P5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6">Asociaciones de Extensión: <text:s/><text:span text:style-name="T7">Administrar ítems</text:span></text:p>
          </table:table-cell>
        </table:table-row>
        <table:table-row table:style-name="Table45.2">
          <table:table-cell table:style-name="Table45.A1" office:value-type="string">
            <text:p text:style-name="P6">Asociaciones de Inclusión: Consultar Línea Base.</text:p>
          </table:table-cell>
        </table:table-row>
        <table:table-row table:style-name="Table45.1">
          <table:table-cell table:style-name="Table45.A1" office:value-type="string">
            <text:p text:style-name="P6">Casos de Uso donde se incluye:</text:p>
          </table:table-cell>
        </table:table-row>
        <table:table-row table:style-name="Table45.1">
          <table:table-cell table:style-name="Table45.A1" office:value-type="string">
            <text:p text:style-name="P6">Casos de Uso al que extiende: <text:span text:style-name="T7">Administrar ítems, Consultar Item</text:span></text:p>
          </table:table-cell>
        </table:table-row>
        <table:table-row table:style-name="Table45.1">
          <table:table-cell table:style-name="Table45.A1" office:value-type="string">
            <text:p text:style-name="P6">Caso de Uso de Generalización: </text:p>
          </table:table-cell>
        </table:table-row>
        <table:table-row table:style-name="Table45.1">
          <table:table-cell table:style-name="Table45.A6" office:value-type="string">
            <text:p text:style-name="P6">Requerimientos Funcionales Asociados: RF256 al RF263.</text:p>
          </table:table-cell>
        </table:table-row>
      </table:table>
      <text:list xml:id="list321991697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<text:toc-mark text:string-value=" " text:outline-level="4"/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Default_20_Paragraph_20_Font" style:display-name="Default Paragraph Font" style:family="text"/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1:03:55</meta:creation-date>
    <dc:date>2013-03-22T23:59:10</dc:date>
    <meta:editing-duration>PT11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6" meta:word-count="386" meta:character-count="2196" meta:non-whitespace-character-count="1852"/>
  </office:meta>
</office:document-meta>
</file>